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rtie</text:p>
          </table:table-cell>
          <table:table-cell office:value-type="string" calcext:value-type="string">
            <text:p>nbIteration</text:p>
          </table:table-cell>
          <table:table-cell office:value-type="string" calcext:value-type="string">
            <text:p>cxtéAttei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string" calcext:value-type="string">
            <text:p>Totaux</text:p>
          </table:table-cell>
          <table:table-cell table:formula="of:=AVERAGE([.C2:.C11])" office:value-type="float" office:value="119.1" calcext:value-type="float">
            <text:p>119,1</text:p>
          </table:table-cell>
          <table:table-cell table:formula="of:=AVERAGE([.D2:.D11])" office:value-type="float" office:value="153.8" calcext:value-type="float">
            <text:p>153,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arti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cxtéAttei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37" calcext:value-type="float">
            <text:p>10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31" calcext:value-type="float">
            <text:p>103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93" calcext:value-type="float">
            <text:p>109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21" calcext:value-type="float">
            <text:p>11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41" calcext:value-type="float">
            <text:p>104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44" calcext:value-type="float">
            <text:p>104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64" calcext:value-type="float">
            <text:p>106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47" calcext:value-type="float">
            <text:p>10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52" calcext:value-type="float">
            <text:p>105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ux</text:p>
          </table:table-cell>
          <table:table-cell table:formula="of:=AVERAGE([.C15:.C24])" office:value-type="float" office:value="1060.7" calcext:value-type="float">
            <text:p>1060,7</text:p>
          </table:table-cell>
          <table:table-cell table:formula="of:=AVERAGE([.D15:.D24])" office:value-type="float" office:value="114.555555555556" calcext:value-type="float">
            <text:p>114,5555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6:35:38.057755975</meta:creation-date>
    <dc:date>2022-03-26T20:27:10.133442336</dc:date>
    <meta:editing-duration>PT10M39S</meta:editing-duration>
    <meta:editing-cycles>3</meta:editing-cycles>
    <meta:generator>LibreOffice/6.4.7.2$Linux_X86_64 LibreOffice_project/40$Build-2</meta:generator>
    <meta:document-statistic meta:table-count="1" meta:cell-count="71" meta:object-count="0"/>
  </office:meta>
</office:document-meta>
</file>